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Text_20_body">
      <style:paragraph-properties fo:text-align="justify" style:justify-single-word="false" fo:padding="0.049cm" fo:border="0.06pt solid #d9d9e3"/>
    </style:style>
    <style:style style:name="P3" style:family="paragraph" style:parent-style-name="Text_20_body" style:list-style-name="L1">
      <style:paragraph-properties fo:text-align="justify" style:justify-single-word="false" fo:padding="0.049cm" fo:border="0.06pt solid #d9d9e3"/>
    </style:style>
    <style:style style:name="P4" style:family="paragraph" style:parent-style-name="Text_20_body" style:list-style-name="L2">
      <style:paragraph-properties fo:margin-top="0cm" fo:margin-bottom="0cm" style:contextual-spacing="false" fo:text-align="justify" style:justify-single-word="false" fo:padding="0.049cm" fo:border="0.06pt solid #d9d9e3"/>
    </style:style>
    <style:style style:name="P5" style:family="paragraph" style:parent-style-name="Text_20_body" style:list-style-name="L2">
      <style:paragraph-properties fo:text-align="justify" style:justify-single-word="false" fo:padding="0.049cm" fo:border="0.06pt solid #d9d9e3"/>
    </style:style>
    <style:style style:name="T1" style:family="text">
      <style:text-properties loext:padding="0.049cm" loext:border="0.06pt solid #d9d9e3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trong_20_Emphasis"><text:span text:style-name="T1">Relatório para o Hook Customizado de Análise de Consultas (Query) em React</text:span></text:span></text:p>
      <text:p text:style-name="P2"><text:span text:style-name="Strong_20_Emphasis"><text:span text:style-name="T1">Introdução:</text:span></text:span> O código fornecido define um hook personalizado chamado <text:span text:style-name="Source_20_Text"><text:span text:style-name="T1">useQuery</text:span></text:span>, que é usado para analisar as consultas (queries) presentes na URL de uma aplicação React que utiliza o React Router. Esse hook facilita a extração e análise de parâmetros de consulta da URL.</text:p>
      <text:p text:style-name="P2"><text:span text:style-name="Strong_20_Emphasis"><text:span text:style-name="T1">Métodos:</text:span></text:span></text:p>
      <text:list text:style-name="L1">
        <text:list-item>
          <text:p text:style-name="P3"><text:span text:style-name="Strong_20_Emphasis"><text:span text:style-name="Source_20_Text"><text:span text:style-name="T1">useQuery</text:span></text:span></text:span>: Este é o hook principal que lida com a análise de consultas na URL. Ele utiliza a função <text:span text:style-name="Source_20_Text"><text:span text:style-name="T1">useLocation</text:span></text:span> do React Router para obter a parte de consulta da URL. Em seguida, usa a função <text:span text:style-name="Source_20_Text"><text:span text:style-name="T1">useMemo</text:span></text:span> para criar e retornar uma instância de <text:span text:style-name="Source_20_Text"><text:span text:style-name="T1">URLSearchParams</text:span></text:span>, que permite analisar os parâmetros de consulta na URL.</text:p>
        </text:list-item>
      </text:list>
      <text:p text:style-name="P2"><text:span text:style-name="Strong_20_Emphasis"><text:span text:style-name="T1">Resultados:</text:span></text:span> O resultado deste código é a criação de um hook personalizado que simplifica a análise e extração de parâmetros de consulta da URL em uma aplicação React. Ele fornece uma instância de <text:span text:style-name="Source_20_Text"><text:span text:style-name="T1">URLSearchParams</text:span></text:span> que pode ser usada para acessar os parâmetros de consulta.</text:p>
      <text:p text:style-name="P2"><text:span text:style-name="Strong_20_Emphasis"><text:span text:style-name="T1">Conclusão:</text:span></text:span> O código é útil para facilitar a manipulação de parâmetros de consulta presentes na URL de uma aplicação React que utiliza o React Router. Ele abstrai a lógica de análise da URL e fornece uma interface simples para acessar esses parâmetros.</text:p>
      <text:p text:style-name="P2"><text:span text:style-name="Strong_20_Emphasis"><text:span text:style-name="T1">Análise:</text:span></text:span></text:p>
      <text:list text:style-name="L2">
        <text:list-item>
          <text:p text:style-name="P4">O código utiliza a funcionalidade <text:span text:style-name="Source_20_Text"><text:span text:style-name="T1">useLocation</text:span></text:span> do React Router para obter a parte da consulta da URL.</text:p>
        </text:list-item>
        <text:list-item>
          <text:p text:style-name="P4">A função <text:span text:style-name="Source_20_Text"><text:span text:style-name="T1">useMemo</text:span></text:span> é utilizada para garantir que a análise da URL seja feita de forma eficiente e apenas quando necessário.</text:p>
        </text:list-item>
        <text:list-item>
          <text:p text:style-name="P5">O hook <text:span text:style-name="Source_20_Text"><text:span text:style-name="T1">useQuery</text:span></text:span> é uma abstração útil para simplificar a extração de parâmetros de consulta da URL em uma aplicação React, o que é útil para a criação de funcionalidades que dependem desses parâmetros, como filtros ou ordenação de dados com base na URL.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6T06:16:24.939000000</meta:creation-date>
    <dc:date>2023-11-06T06:16:46.474000000</dc:date>
    <meta:editing-duration>PT22S</meta:editing-duration>
    <meta:editing-cycles>1</meta:editing-cycles>
    <meta:document-statistic meta:table-count="0" meta:image-count="0" meta:object-count="0" meta:page-count="1" meta:paragraph-count="10" meta:word-count="283" meta:character-count="1666" meta:non-whitespace-character-count="1397"/>
    <meta:generator>LibreOffice/7.5.2.2$Windows_X86_64 LibreOffice_project/53bb9681a964705cf672590721dbc85eb4d0c3a2</meta:generator>
  </office:meta>
</office:document-meta>
</file>